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DE"/>
    </style:style>
    <style:style style:name="P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en" fo:country="DE"/>
    </style:style>
    <style:style style:name="P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en" fo:country="DE"/>
    </style:style>
    <style:style style:name="P4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en" fo:country="DE"/>
    </style:style>
    <style:style style:name="P5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en" fo:country="DE"/>
    </style:style>
    <style:style style:name="P6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en" fo:country="DE"/>
    </style:style>
    <style:style style:name="P7" style:parent-style-name="Normal" style:family="paragraph">
      <style:text-properties fo:language="en" fo:country="DE"/>
    </style:style>
    <style:style style:name="P8" style:parent-style-name="Normal" style:family="paragraph">
      <style:text-properties fo:language="en" fo:country="DE"/>
    </style:style>
    <style:style style:name="T9" style:parent-style-name="DefaultParagraphFont" style:family="text">
      <style:text-properties fo:language="en" fo:country="DE"/>
    </style:style>
    <style:style style:name="T10" style:parent-style-name="DefaultParagraphFont" style:family="text">
      <style:text-properties fo:language="en" fo:country="DE"/>
    </style:style>
    <style:style style:name="T11" style:parent-style-name="DefaultParagraphFont" style:family="text">
      <style:text-properties fo:language="en" fo:country="DE"/>
    </style:style>
    <style:style style:name="P12" style:parent-style-name="Normal" style:family="paragraph">
      <style:text-properties fo:language="en" fo:country="DE"/>
    </style:style>
    <style:style style:name="P13" style:parent-style-name="Normal" style:family="paragraph">
      <style:text-properties fo:language="en" fo:country="DE"/>
    </style:style>
    <style:style style:name="P14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en" fo:country="DE"/>
    </style:style>
    <style:style style:name="P15" style:parent-style-name="Normal" style:family="paragraph">
      <style:text-properties fo:language="en" fo:country="DE"/>
    </style:style>
    <style:style style:name="P16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en" fo:country="DE"/>
    </style:style>
    <style:style style:name="P1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18" style:parent-style-name="DefaultParagraphFont" style:family="text">
      <style:text-properties fo:language="en" fo:country="DE"/>
    </style:style>
    <style:style style:name="T19" style:parent-style-name="DefaultParagraphFont" style:family="text">
      <style:text-properties fo:language="en" fo:country="DE"/>
    </style:style>
    <style:style style:name="T20" style:parent-style-name="DefaultParagraphFont" style:family="text">
      <style:text-properties fo:language="en" fo:country="DE"/>
    </style:style>
    <style:style style:name="P21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en" fo:country="DE"/>
    </style:style>
    <style:style style:name="P2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en" fo:country="DE"/>
    </style:style>
    <style:style style:name="P2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24" style:parent-style-name="DefaultParagraphFont" style:family="text">
      <style:text-properties fo:language="en" fo:country="DE"/>
    </style:style>
    <style:style style:name="T25" style:parent-style-name="DefaultParagraphFont" style:family="text">
      <style:text-properties fo:language="en" fo:country="DE"/>
    </style:style>
  </office:automatic-styles>
  <office:body>
    <office:text text:use-soft-page-breaks="true">
      <text:p text:style-name="P1">Profs:</text:p>
      <text:p text:style-name="P2">{'0': [0, 1, 0, 0, 0, 0], '1': [2, 0, 2, 0, 0, 2], '2': [1, 0, 1, 0, 1, 0], '3': [2, 0, 2, 0, 0, 2], '4': [2, 0, 2, 0, 0, 2], '5': [2, 0, 2, 0, 0, 2], '6': [2, 0, 2, 0, 2, 0], '7': [2, 0, 2, 0, 0, 2], '8': [2, 0, 2, 0, 0, 2], '9': [1, 0, 1, 0, 1, 0], '10': [0, 0, 0, 0, 0, 0], '11': [2, 0, 2, 0, 2, 0], '12': [2, 0, 2, 0, 0, 2], '13': [1, 0, 1, 0, 0, 1], '14': [1, 0, 1, 0, 0, 1], '15': [2, 0, 2, 0, 0, 2], '16': [1, 0, 1, 0, 0, 1], '17': [2, 0, 2, 0, 0, 2], '18': [1, 0, 1, 0, 0, 1], '19': [2, 0, 2, 0, 0, 2], '20': [0, 0, 0, 0, 0, 0], '21': [1, 0, 1, 0, 0, 1], '22': [1, 0, 1, 0, 0, 1], '23': [1, 0, 1, 0, 0, 1], '24': [1, 0, 1, 0, 0, 1], '25': [1, 0, 1, 0, 0, 1], '26': [1, 0, 1, 0, 1, 0], '27': [1, 0, 1, 0, 0, 1], '28': [1, 0, 1, 0, 0, 1], '29': [1, 0, 1, 0, 0, 1], '30': [0, 1, 0, 0, 0, 0], '31': [1, 0, 1, 0, 1, 0], '32': [1, 0, 1, 0, 1, 0], '33': [1, 0, 1, 0, 1, 0], '34': [2, 0, 2, 0, 2, 0], '35': [2, 0, 2, 0, 2, 0], '36': [2, 0, 2, 0, 2, 0], '37': [1, 0, 1, 0, 1, 0], '38': [1, 0, 1, 0, 1, 0], '39': [2, 0, 2, 0, 2, 0], '40': [0, 0, 0, 0, 0, 0], '41': [2, 0, 2, 0, 2, 0], '42': [2, 0, 2, 0, 2, 0], '43': [2, 0, 2, 0, 2, 0], '44': [1, 0, 1, 0, 1, 0], '45': [3, 0, 3, 0, 3, 0], '46': [2, 0, 2, 0, 2, 0], '47': [2, 0, 2, 0, 2, 0], '48': [2, 0, 2, 0, 2, 0], '49': [2, 0, 2, 0, 2, 0], '50': [0, 1, 0, 0, 0, 0], '51': [0, 0, 0, 0, 0, 0], '52': [0, 0, 0, 0, 0, 0], '53': [0, 0, 0, 0, 0, 0], '54': [0, 0, 0, 0, 0, 0], '55': [0, 0, 0, 0, 0, 0], '56': [0, 0, 0, 0, 0, 0], '57': [0, 0, 0, 0, 0, 0], '58': [4, 0, 4, 0, 4, 0], '59': [4, 0, 4, 0, 4, 0], '60': [0, 1, 0, 0, 0, 0], '61': [0, 0, 0, 0, 0, 0], '62': [0, 0, 0, 0, 0, 0], '63': [0, 1, 0, 0, 0, 0], '64': [0, 0, 0, 0, 0, 0], '65': [0, 0, 0, 0, 0, 0], '66': [0, 0, 0, 0, 0, 0], '67': [5, 0, 5, 0, 5, 0], '68': [11, 0, 11, 0, 11, 0], '69': [12, 0, 12, 0, 12, 0], '70': [0, 1, 0, 0, 0, 0], '71': [0, 0, 0, 0, 0, 0], '72': [0, 0, 0, 0, 0, 0], '73': [0, 0, 0, 0, 0, 0], '74': [0, 0, 0, 0, 0, 0], '75': [0, 0, 0, 0, 0, 0], '76': [0, 0, 0, 0, 0, 0], '77': [7, 0, 7, 0, 7, 0], '78': [8, 0, 8, 0, 8, 0], '79': [8, 0, 8, 0, 8, 0], '80': [0, 1, 0, 0, 0, 0], '81': [0, 0, 0, 0, 0, 0], '82': [0, 0, 0, 0, 0, 0], '83': [1, 0, 1, 0, 0, 1], '84': [0, 0, 0, 0, 0, 0], '85': [3, 0, 3, 0, 0, 3], '86': [1, 0, 1, 0, 0, 1], '87': [3, 0, 3, 0, 0, 3], '88': [0, 0, 0, 0, 0, 0], '89': [0, 0, 0, 0, 0, 0], '90': [0, 1, 0, 0, 0, 0], '91': [0, 1, 0, 0, 0, 0], '92': [0, 1, 0, 0, 0, 0], '93': [1, 0, 1, 0, 0, 1], '94': [2, 0, 2, 0, 0, 2], '95': [1, 0, 1, 0, 0, 1], '96': [1, 0, 1, 0, 0, 1], '97': [3, 0, 3, 0, 0, 3], '98': [4, 0, 4, 0, 0, 4], '99': [1, 0, 1, 0, 0, 1], '100': [0, 0, 0, 0, 0, 0], '101': [0, 0, 0, 0, 0, 0], '102': [0, 0, 0, 0, 0, 0], '103': [0, 0, 0, 0, 0, 0], '104': [0, 0, 0, 0, 0, 0], '105': [0, 0, 0, 0, 0, 0], '106': [0, 0, 0, 0, 0, 0], '107': [0, 0, 0, 0, 0, 0], '108': [0, 0, 0, 0, 0, 0], '109': [0, 0, 0, 0, 0, 0], '110': [0, 1, 0, 0, 0, 0], '111': [0, 0, 0, 0, 0, 0], '112': [0, 0, 0, 0, 0, 0], '113': [0, 0, 0, 0, 0, 0], '114': [0, 0, 0, 0, 0, 0], '115': [0, 0, 0, 0, 0, 0], '116': [0, 0, 0, 0, 0, 0], '117': [0, 0, 0, 0, 0, 0], '118': [0, 0, 0, 0, 0, 0], '119': [0, 0, 0, 0, 0, 0]}</text:p>
      <text:p text:style-name="P3">1.66 <text:s/>seconds</text:p>
      <text:p text:style-name="P4">150 <text:s/>from <text:s/>150</text:p>
      <text:p text:style-name="P5">150 <text:s/>from <text:s/>150</text:p>
      <text:p text:style-name="P6">53 <text:s/>from <text:s/>150</text:p>
      <text:p text:style-name="P7">BI:</text:p>
      <text:p text:style-name="P8">{'0': [0, 1, 0, 0, 0, 0], '1': [0, 0, 0, 0, 0, 0], '2': [0, 0, 0, 0, 0, 0], '3': [2, 0, 2, 0, 0, 2], '4': [2, 0, 2, 0, 0, 2], '5': [2, 0, 2, 0, 0, 2], '6': [2, 0, 2, 0, 0, 2], '7': [2, 0, 2, 0, 0, 2], '8': [2, 0, 2, 0, 0, 2], '9': [2, 0, 2, 0, 0, 2], '10': [1, 0, 0, 1, 0, 0], '11': [1, 0, 1, 0, 0, 1], '12': [2, 0, 2, 0, 0, 2], '13': [2, 0, 2, 0, 0, 2], '14': [3, 0, 3, 0, 2, 1], '15': [1, 0, 1, 0, 1, 0], '16': [1, 0, 1, 0, 1, 0], '17': [2, 0, 2, 0, 2, 0], '18': [2, 0, 2, 0, 2, 0], '19': [1, 0, 1, 0, 1, 0], '20': [1, 0, 0, 1, 0, 0], '21': [1, 0, 1, 0, 0, 1], '22': [2, 0, 2, 0, 2, 0], '23': [1, 0, 1, 0, 1, 0], '24': [0, 0, 0, 0, 0, 0], '25': [0, 0, 0, 0, 0, 0], '26': [0, 0, 0, 0, 0, 0], '27': [3, 0, 3, 0, 3, 0], '28': [1, 0, 1, 0, 0, 1], '29': [1, 0, 1, 0, 0, 1], '30': [0, 1, 0, 0, 0, 0], '31': [0, 0, 0, 0, 0, 0], '32': [0, 0, 0, 0, 0, 0], '33': [0, 0, 0, 0, 0, 0], '34': [0, 0, 0, 0, 0, 0], '35': [0, 0, 0, 0, 0, 0], '36': [0, 0, 0, 0, 0, 0], '37': [2, 0, 2, 0, 0, 2], '38': [0, 0, 0, 0, 0, 0], '39': [4, 0, 4, 0, 4, 0], '40': [2, 0, 0, 2, 0, 0], '41': [2, 0, 2, 0, 2, 0], '42': [2, 0, 2, 0, 2, 0], '43': [2, 0, 2, 0, 0, 2], '44': [1, 0, 1, 0, 1, 0], '45': [2, 0, 2, 0, 2, 0], '46': [2, 0, 2, 0, 2, 0], '47': [2, 0, 2, 0, 0, 2], '48': [1, 0, 1, 0, 1, 0], '49': [2, 0, 2, 0, 2, 0], '50': [0, 1, 0, 0, 0, 0], '51': [0, 0, 0, 0, 0, 0], '52': [0, 0, 0, 0, 0, 0], '53': [0, 0, 0, 0, 0, 0], '54': [0, 0, 0, 0, 0, 0], '55': [0, 0, 0, 0, 0, 0], '56': [0, 0, 0, 0, 0, 0], '57': [0, 0, 0, 0, 0, 0], '58': [4, 0, 4, 0, 4, 0], '59': [0, 0, 0, 0, 0, 0], '60': [0, 1, 0, 0, 0, 0], '61': [0, 0, 0, 0, 0, 0], '62': [0, 0, 0, 0, 0, 0], '63': [0, 1, 0, 0, 0, 0], '64': [0, 0, 0, 0, 0, 0], '65': [0, 0, 0, 0, 0, 0], '66': [0, 0, 0, 0, 0, 0], '67': [0, 0, 0,<text:s/><text:soft-page-break/>0, 0, 0], '68': [8, 0, 8, 0, 8, 0], '69': [12, 0, 12, 0, 12, 0], '70': [0, 1, 0, 0, 0, 0], '71': [0, 0, 0, 0, 0, 0], '72': [0, 0, 0, 0, 0, 0], '73': [0, 0, 0, 0, 0, 0], '74': [0, 0, 0, 0, 0, 0], '75': [0, 0, 0, 0, 0, 0], '76': [0, 0, 0, 0, 0, 0], '77': [7, 0, 7, 0, 7, 0], '78': [8, 0, 8, 0, 8, 0], '79': [8, 0, 8, 0, 8, 0], '80': [0, 1, 0, 0, 0, 0], '81': [1, 0, 0, 1, 0, 0], '82': [1, 0, 0, 1, 0, 0], '83': [3, 0, 3, 0, 0, 3], '84': [1, 0, 1, 0, 0, 1], '85': [1, 0, 1, 0, 0, 1], '86': [1, 0, 1, 0, 0, 1], '87': [3, 0, 3, 0, 0, 3], '88': [1, 0, 1, 0, 0, 1], '89': [2, 0, 2, 0, 0, 2], '90': [0, 1, 0, 0, 0, 0], '91': [0, 1, 0, 0, 0, 0], '92': [0, 1, 0, 0, 0, 0], '93': [1, 0, 1, 0, 0, 1], '94': [1, 0, 1, 0, 0, 1], '95': [0, 0, 0, 0, 0, 0], '96': [0, 0, 0, 0, 0, 0], '97': [0, 0, 0, 0, 0, 0], '98': [0, 0, 0, 0, 0, 0], '99': [0, 0, 0, 0, 0, 0], '100': [0, 0, 0, 0, 0, 0], '101': [0, 0, 0, 0, 0, 0], '102': [0, 0, 0, 0, 0, 0], '103': [0, 0, 0, 0, 0, 0], '104': [0, 0, 0, 0, 0, 0], '105': [0, 0, 0, 0, 0, 0], '106': [0, 0, 0, 0, 0, 0], '107': [0, 0, 0, 0, 0, 0], '108': [0, 0, 0, 0, 0, 0], '109': [0, 0, 0, 0, 0, 0], '110': [0, 1, 0, 0, 0, 0], '111': [0, 0, 0, 0, 0, 0], '112': [0, 0, 0, 0, 0, 0], '113': [0, 0, 0, 0, 0, 0], '114': [0, 0, 0, 0, 0, 0], '115': [0, 0, 0, 0, 0, 0], '116': [0, 0, 0, 0, 0, 0], '117': [0, 0, 0, 0, 0, 0], '118': [0, 0, 0, 0, 0, 0], '119': [0, 0, 0, 0, 0, 0]}</text:p>
      <text:p text:style-name="Normal"><text:span text:style-name="T9">1.66</text:span><text:span text:style-name="T10">4</text:span><text:span text:style-name="T11"><text:s text:c="2"/>seconds</text:span></text:p>
      <text:p text:style-name="P12">127 <text:s/>from <text:s/>150</text:p>
      <text:p text:style-name="P13">121 <text:s/>from <text:s/>150</text:p>
      <text:p text:style-name="P14">43 <text:s/>from <text:s/>150</text:p>
      <text:p text:style-name="P15">No SLA:</text:p>
      <text:p text:style-name="P16">{'0': [0, 1, 0, 0, 0, 0], '1': [2, 0, 2, 0, 0, 2], '2': [2, 0, 2, 0, 0, 2], '3': [2, 0, 2, 0, 0, 2], '4': [2, 0, 2, 0, 0, 2], '5': [2, 0, 2, 0, 0, 2], '6': [2, 0, 2, 0, 0, 2], '7': [2, 0, 2, 0, 0, 2], '8': [2, 0, 2, 0, 0, 2], '9': [2, 0, 2, 0, 0, 2], '10': [3, 0, 0, 3, 0, 0], '11': [1, 0, 1, 0, 1, 0], '12': [2, 0, 2, 0, 2, 0], '13': [2, 0, 2, 0, 2, 0], '14': [1, 0, 1, 0, 1, 0], '15': [2, 0, 2, 0, 2, 0], '16': [1, 0, 1, 0, 1, 0], '17': [2, 0, 2, 0, 2, 0], '18': [2, 0, 2, 0, 2, 0], '19': [1, 0, 1, 0, 1, 0], '20': [1, 0, 0, 1, 0, 0], '21': [1, 0, 1, 0, 0, 1], '22': [2, 0, 2, 0, 2, 0], '23': [1, 0, 1, 0, 1, 0], '24': [0, 0, 0, 0, 0, 0], '25': [3, 0, 3, 0, 3, 0], '26': [0, 0, 0, 0, 0, 0], '27': [3, 0, 3, 0, 3, 0], '28': [1, 0, 1, 0, 0, 1], '29': [1, 0, 1, 0, 0, 1], '30': [0, 1, 0, 0, 0, 0], '31': [0, 0, 0, 0, 0, 0], '32': [0, 0, 0, 0, 0, 0], '33': [0, 0, 0, 0, 0, 0], '34': [0, 0, 0, 0, 0, 0], '35': [0, 0, 0, 0, 0, 0], '36': [0, 0, 0, 0, 0, 0], '37': [3, 0, 3, 0, 3, 0], '38': [0, 0, 0, 0, 0, 0], '39': [0, 0, 0, 0, 0, 0], '40': [1, 0, 0, 1, 0, 0], '41': [1, 0, 1, 0, 1, 0], '42': [2, 0, 2, 0, 2, 0], '43': [2, 0, 2, 0, 2, 0], '44': [3, 0, 3, 0, 3, 0], '45': [7, 0, 7, 0, 7, 0], '46': [2, 0, 2, 0, 2, 0], '47': [2, 0, 2, 0, 2, 0], '48': [1, 0, 1, 0, 1, 0], '49': [3, 0, 3, 0, 3, 0], '50': [0, 1, 0, 0, 0, 0], '51': [0, 0, 0, 0, 0, 0], '52': [0, 0, 0, 0, 0, 0], '53': [0, 0, 0, 0, 0, 0], '54': [0, 0, 0, 0, 0, 0], '55': [0, 0, 0, 0, 0, 0], '56': [0, 0, 0, 0, 0, 0], '57': [0, 0, 0, 0, 0, 0], '58': [4, 0, 4, 0, 4, 0], '59': [0, 0, 0, 0, 0, 0], '60': [0, 1, 0, 0, 0, 0], '61': [1, 0, 0, 1, 0, 0], '62': [0, 0, 0, 0, 0, 0], '63': [0, 1, 0, 0, 0, 0], '64': [0, 0, 0, 0, 0, 0], '65': [0, 0, 0, 0, 0, 0], '66': [0, 0, 0, 0, 0, 0], '67': [0, 0, 0, 0, 0, 0], '68': [8, 0, 8, 0, 8, 0], '69': [12, 0, 12, 0, 12, 0], '70': [0, 1, 0, 0, 0, 0], '71': [0, 0, 0, 0, 0, 0], '72': [0, 0, 0, 0, 0, 0], '73': [0, 0, 0, 0, 0, 0], '74': [0, 0, 0, 0, 0, 0], '75': [0, 0, 0, 0, 0, 0], '76': [0, 0, 0, 0, 0, 0], '77': [7, 0, 7, 0, 7, 0], '78': [8, 0, 8, 0, 8, 0], '79': [8, 0, 8, 0, 8, 0], '80': [0, 1, 0, 0, 0, 0], '81': [1, 0, 0, 1, 0, 0], '82': [3, 0, 0, 3, 0, 0], '83': [0, 0, 0, 0, 0, 0], '84': [0, 0, 0, 0, 0, 0], '85': [0, 0, 0, 0, 0, 0], '86': [0, 0, 0, 0, 0, 0], '87': [3, 0, 3, 0, 0, 3], '88': [0, 0, 0, 0, 0, 0], '89': [0, 0, 0, 0, 0, 0], '90': [0, 1, 0, 0, 0, 0], '91': [0, 1, 0, 0, 0, 0], '92': [0, 1, 0, 0, 0, 0], '93': [0, 0, 0, 0, 0, 0], '94': [0, 0, 0, 0, 0, 0], '95': [0, 0, 0, 0, 0, 0], '96': [0, 0, 0, 0, 0, 0], '97': [0, 0, 0, 0, 0, 0], '98': [0, 0, 0, 0, 0, 0], '99': [0, 0, 0, 0, 0, 0], '100': [0, 0, 0, 0, 0, 0], '101':[0, 0, 0, 0, 0, 0], '102': [0, 0, 0, 0, 0, 0], '103': [0, 0, 0, 0, 0, 0], '104': [0, 0, 0, 0, 0, 0], '105': [0, 0, 0, 0, 0, 0], '106': [0, 0, 0, 0, 0, 0], '107': [0, 0, 0, 0, 0, 0], '108': [0, 0, 0, 0, 0, 0], '109': [0, 0, 0, 0, 0, 0], '110': [0, 1, 0, 0, 0, 0], '111': [0, 0, 0, 0, 0, 0], '112': [0, 0, 0, 0, 0, 0], '113': [0, 0, 0, 0, 0, 0], '114': [0, 0, 0, 0, 0, 0], '115': [0, 0, 0, 0, 0, 0], '116': [0, 0, 0, 0, 0, 0], '117': [0, 0, 0, 0, 0, 0], '118': [0, 0, 0, 0, 0, 0], '119': [0, 0, 0, 0, 0, 0]}</text:p>
      <text:p text:style-name="P17"><text:span text:style-name="T18">1.52</text:span><text:span text:style-name="T19">4</text:span><text:span text:style-name="T20"><text:s text:c="2"/>seconds</text:span></text:p>
      <text:p text:style-name="P21">130 <text:s/>from <text:s/>150</text:p>
      <text:soft-page-break/>
      <text:p text:style-name="P22">120 <text:s/>from <text:s/>150</text:p>
      <text:p text:style-name="P23"><text:span text:style-name="T24">24 <text:s/>from</text:span><text:span text:style-name="T25"><text:s/>150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ehran, Narges</meta:initial-creator>
    <dc:creator>Mehran, Narges</dc:creator>
    <meta:creation-date>2022-09-27T18:32:00Z</meta:creation-date>
    <dc:date>2022-10-01T10:25:00Z</dc:date>
    <meta:template xlink:href="Normal.dotm" xlink:type="simple"/>
    <meta:editing-cycles>24</meta:editing-cycles>
    <meta:editing-duration>PT3180S</meta:editing-duration>
    <meta:document-statistic meta:page-count="3" meta:paragraph-count="19" meta:word-count="1432" meta:character-count="9579" meta:row-count="68" meta:non-whitespace-character-count="8166"/>
  </office:meta>
</office:document-meta>
</file>